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7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028in"/>
    </style:style>
    <style:style style:name="co6" style:family="table-column">
      <style:table-column-properties fo:break-before="auto" style:column-width="1.9984in"/>
    </style:style>
    <style:style style:name="co7" style:family="table-column">
      <style:table-column-properties fo:break-before="auto" style:column-width="1.8583in"/>
    </style:style>
    <style:style style:name="co8" style:family="table-column">
      <style:table-column-properties fo:break-before="auto" style:column-width="1.9453in"/>
    </style:style>
    <style:style style:name="co9" style:family="table-column">
      <style:table-column-properties fo:break-before="auto" style:column-width="1.02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in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 style:rotation-align="none" style:vertical-align="middle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in"/>
    </style:style>
    <style:style style:name="ce25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6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7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1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 each=&quot;user in get_user(data['form'])&quot;" xlink:type="simple">get user</text:a></text:p>
          </table:table-cell>
          <table:covered-table-cell table:style-name="ce12"/>
          <table:covered-table-cell table:style-name="ce17"/>
          <table:covered-table-cell table:style-name="ce21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3" office:value-type="string" calcext:value-type="string">
            <text:p>Cobrador:</text:p>
          </table:table-cell>
          <table:table-cell table:style-name="ce18" office:value-type="string" calcext:value-type="string" table:number-columns-spanned="2" table:number-rows-spanned="1">
            <text:p><text:span text:style-name="T2"><text:a xlink:href="python://user['name'] or ''" xlink:type="simple">user</text:a></text:span></text:p>
          </table:table-cell>
          <table:covered-table-cell table:style-name="ce22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2" table:number-columns-repeated="3"/>
          <table:table-cell table:style-name="ce14" table:number-columns-repeated="1011"/>
          <table:table-cell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 each=&quot;market in get_market(data['form'],user)&quot;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4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19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 each=&quot;client in get_customer(data['form'],market,user)&quot;" xlink:type="simple">get client</text:a></text:p>
          </table:table-cell>
          <table:table-cell table:style-name="ce5" table:number-columns-repeated="6"/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5"/>
          <table:covered-table-cell table:style-name="ce7"/>
          <table:covered-table-cell table:style-name="ce15"/>
          <table:covered-table-cell table:number-columns-repeated="2" table:style-name="ce23"/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python://for each=&quot;line in get_detail(data['form'],market,client,user)&quot;" xlink:type="simple">get detail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6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6" office:value-type="string" calcext:value-type="string">
            <text:p><text:a xlink:href="python://line['ref']%20or%20''" xlink:type="simple">ref</text:a></text:p>
          </table:table-cell>
          <table:table-cell table:style-name="ce16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0" office:value-type="string" calcext:value-type="string">
            <text:p><text:a xlink:href="python://market['total'] or ''" xlink:type="simple">total</text:a></text:p>
          </table:table-cell>
          <table:table-cell table:style-name="ce14"/>
          <table:table-cell table:style-name="ce2"/>
          <table:table-cell table:style-name="ce20" office:value-type="string" calcext:value-type="string">
            <text:p><text:a xlink:href="python://get_market_amount_due(data['form'],market,user)[1]" xlink:type="simple">diff</text:a></text:p>
          </table:table-cell>
          <table:table-cell table:style-name="ce24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ce14" table:number-columns-repeated="1013"/>
          <table:table-cell table:number-columns-repeated="4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OTALES</text:p>
          </table:table-cell>
          <table:table-cell table:style-name="ce20" office:value-type="string" calcext:value-type="string">
            <text:p><text:a xlink:href="python://user['total'] or ''" xlink:type="simple">total</text:a></text:p>
          </table:table-cell>
          <table:table-cell table:number-columns-repeated="2"/>
          <table:table-cell table:style-name="ce20" office:value-type="string" calcext:value-type="string">
            <text:p><text:a xlink:href="python://get_user_amount_due(data['form'],user)[1]" xlink:type="simple">diff</text:a></text:p>
          </table:table-cell>
          <table:table-cell table:style-name="ce24" office:value-type="string" calcext:value-type="string">
            <text:p><text:a xlink:href="python://get_user_amount_due(data['form'],user)[0]" xlink:type="simple">amount_due</text:a>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7:Hoja1.F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59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22:45:01.345172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3-07T00:35:21.021169730</dc:date>
    <meta:editing-cycles>50</meta:editing-cycles>
    <meta:editing-duration>PT2H12M51S</meta:editing-duration>
    <meta:generator>LibreOffice/4.2.7.2$Linux_x86 LibreOffice_project/420m0$Build-2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